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0.2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1.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1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cm" svg:y1="3.2cm" svg:x2="1.3cm" svg:y2="9.1cm">
          <text:p/>
        </draw:line>
        <draw:line draw:style-name="gr1" draw:text-style-name="P1" draw:layer="layout" svg:x1="1.3cm" svg:y1="3.2cm" svg:x2="8.6cm" svg:y2="3.2cm">
          <text:p/>
        </draw:line>
        <draw:custom-shape draw:style-name="gr2" draw:text-style-name="P2" draw:layer="layout" svg:width="2.8cm" svg:height="1.4cm" svg:x="2.2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11cm" svg:height="0.962cm" svg:x="2.889cm" svg:y="2.8cm">
          <draw:text-box>
            <text:p><text:span text:style-name="T1">Rs</text:span></text:p>
          </draw:text-box>
        </draw:frame>
        <draw:line draw:style-name="gr1" draw:text-style-name="P1" draw:layer="layout" svg:x1="5.8cm" svg:y1="3.2cm" svg:x2="5.8cm" svg:y2="9.1cm">
          <text:p/>
        </draw:line>
        <draw:custom-shape draw:style-name="gr2" draw:text-style-name="P2" draw:layer="layout" svg:width="2.8cm" svg:height="1.4cm" draw:transform="rotate (1.5707963267949) translate (5.1cm 7.6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3cm" svg:y1="9.1cm" svg:x2="31.4cm" svg:y2="9.1cm">
          <text:p/>
        </draw:line>
        <draw:frame draw:style-name="gr4" draw:text-style-name="P3" draw:layer="layout" svg:width="3.9cm" svg:height="2.384cm" svg:x="4.9cm" svg:y="5.1cm">
          <draw:text-box>
            <text:p><text:span text:style-name="T1">RB1</text:span></text:p>
            <text:p><text:span text:style-name="T1"><text:s text:c="2"/></text:span><text:span text:style-name="T1">// </text:span></text:p>
            <text:p><text:span text:style-name="T1">RB2</text:span></text:p>
          </draw:text-box>
        </draw:frame>
        <draw:line draw:style-name="gr1" draw:text-style-name="P1" draw:layer="layout" svg:x1="8.6cm" svg:y1="3.2cm" svg:x2="8.6cm" svg:y2="6.7cm">
          <text:p/>
        </draw:line>
        <draw:line draw:style-name="gr1" draw:text-style-name="P1" draw:layer="layout" svg:x1="8.6cm" svg:y1="6.7cm" svg:x2="15.9cm" svg:y2="6.7cm">
          <text:p/>
        </draw:line>
        <draw:custom-shape draw:style-name="gr5" draw:text-style-name="P4" draw:layer="layout" svg:width="2.2cm" svg:height="1.1cm" draw:transform="rotate (1.5707963267949) translate (8.1cm 5.9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cm" svg:height="1.673cm" svg:x="7.9cm" svg:y="4.5cm">
          <draw:text-box>
            <text:p><text:span text:style-name="T1">rpi1</text:span></text:p>
          </draw:text-box>
        </draw:frame>
        <draw:line draw:style-name="gr1" draw:text-style-name="P1" draw:layer="layout" svg:x1="10.6cm" svg:y1="6.7cm" svg:x2="10.6cm" svg:y2="9.1cm">
          <text:p/>
        </draw:line>
        <draw:frame draw:style-name="gr7" draw:text-style-name="P3" draw:layer="layout" svg:width="1.9cm" svg:height="3.095cm" svg:x="9.2cm" svg:y="3.7cm">
          <draw:text-box>
            <text:p><text:span text:style-name="T1"><text:s text:c="2"/></text:span><text:span text:style-name="T1">+</text:span></text:p>
            <text:p><text:span text:style-name="T1">vpi1</text:span></text:p>
            <text:p><text:span text:style-name="T1"><text:s text:c="2"/></text:span><text:span text:style-name="T1">-</text:span></text:p>
          </draw:text-box>
        </draw:frame>
        <draw:line draw:style-name="gr1" draw:text-style-name="P1" draw:layer="layout" svg:x1="12.5cm" svg:y1="3.2cm" svg:x2="12.5cm" svg:y2="6.7cm">
          <text:p/>
        </draw:line>
        <draw:custom-shape draw:style-name="gr8" draw:text-style-name="P2" draw:layer="layout" svg:width="1.4cm" svg:height="1.8cm" svg:x="11.8cm" svg:y="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12.5cm" svg:y1="4.4cm" svg:x2="12.5cm" svg:y2="5.2cm">
          <text:p/>
        </draw:line>
        <draw:frame draw:style-name="gr10" draw:text-style-name="P3" draw:layer="layout" svg:width="3.4cm" svg:height="1cm" svg:x="12.5cm" svg:y="5.4cm">
          <draw:text-box>
            <text:p><text:span text:style-name="T1">gm1 vpi1</text:span></text:p>
          </draw:text-box>
        </draw:frame>
        <draw:line draw:style-name="gr1" draw:text-style-name="P1" draw:layer="layout" svg:x1="15.9cm" svg:y1="3.2cm" svg:x2="15.9cm" svg:y2="6.7cm">
          <text:p/>
        </draw:line>
        <draw:custom-shape draw:style-name="gr11" draw:text-style-name="P4" draw:layer="layout" svg:width="1.7cm" svg:height="1.1cm" draw:transform="rotate (1.5707963267949) translate (15.4cm 5.5cm)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3cm" svg:height="1cm" svg:x="15.2cm" svg:y="4.2cm">
          <draw:text-box>
            <text:p><text:span text:style-name="T1">ro1</text:span></text:p>
          </draw:text-box>
        </draw:frame>
        <draw:line draw:style-name="gr1" draw:text-style-name="P1" draw:layer="layout" svg:x1="15.9cm" svg:y1="3.2cm" svg:x2="20.3cm" svg:y2="3.2cm">
          <text:p/>
        </draw:line>
        <draw:line draw:style-name="gr1" draw:text-style-name="P1" draw:layer="layout" svg:x1="18.2cm" svg:y1="3.2cm" svg:x2="18.2cm" svg:y2="9.1cm">
          <text:p/>
        </draw:line>
        <draw:custom-shape draw:style-name="gr2" draw:text-style-name="P2" draw:layer="layout" svg:width="2.8cm" svg:height="1.4cm" draw:transform="rotate (1.5707963267949) translate (17.5cm 7.5cm)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6cm" svg:height="1.1cm" svg:x="17.6cm" svg:y="5.7cm">
          <draw:text-box>
            <text:p><text:span text:style-name="T1">Rc</text:span></text:p>
          </draw:text-box>
        </draw:frame>
        <draw:line draw:style-name="gr1" draw:text-style-name="P1" draw:layer="layout" svg:x1="20.3cm" svg:y1="3.2cm" svg:x2="20.3cm" svg:y2="6.7cm">
          <text:p/>
        </draw:line>
        <draw:line draw:style-name="gr1" draw:text-style-name="P1" draw:layer="layout" svg:x1="20.3cm" svg:y1="6.7cm" svg:x2="26.8cm" svg:y2="6.7cm">
          <text:p/>
        </draw:line>
        <draw:custom-shape draw:style-name="gr5" draw:text-style-name="P4" draw:layer="layout" svg:width="2.2cm" svg:height="1.1cm" draw:transform="rotate (1.5707963267949) translate (19.8cm 6cm)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cm" svg:height="3.095cm" svg:x="9.2cm" svg:y="3.701cm">
          <draw:text-box>
            <text:p><text:span text:style-name="T1"><text:s text:c="2"/></text:span><text:span text:style-name="T1">+</text:span></text:p>
            <text:p><text:span text:style-name="T1">vpi1</text:span></text:p>
            <text:p><text:span text:style-name="T1"><text:s text:c="2"/></text:span><text:span text:style-name="T1">-</text:span></text:p>
          </draw:text-box>
        </draw:frame>
        <draw:frame draw:style-name="gr13" draw:text-style-name="P3" draw:layer="layout" svg:width="2cm" svg:height="1.026cm" svg:x="19.5cm" svg:y="4.574cm">
          <draw:text-box>
            <text:p><text:span text:style-name="T1">rpi2</text:span></text:p>
          </draw:text-box>
        </draw:frame>
        <draw:line draw:style-name="gr1" draw:text-style-name="P1" draw:layer="layout" svg:x1="22.5cm" svg:y1="6.7cm" svg:x2="22.5cm" svg:y2="9.1cm">
          <text:p/>
        </draw:line>
        <draw:line draw:style-name="gr1" draw:text-style-name="P1" draw:layer="layout" svg:x1="12.5cm" svg:y1="3.2cm" svg:x2="16cm" svg:y2="3.2cm">
          <text:p/>
        </draw:line>
        <draw:line draw:style-name="gr1" draw:text-style-name="P1" draw:layer="layout" svg:x1="23.3cm" svg:y1="3.2cm" svg:x2="23.3cm" svg:y2="6.7cm">
          <text:p/>
        </draw:line>
        <draw:custom-shape draw:style-name="gr8" draw:text-style-name="P2" draw:layer="layout" svg:width="1.4cm" svg:height="1.8cm" svg:x="22.6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23.3cm" svg:y1="4.6cm" svg:x2="23.3cm" svg:y2="5.4cm">
          <text:p/>
        </draw:line>
        <draw:frame draw:style-name="gr7" draw:text-style-name="P3" draw:layer="layout" svg:width="1.9cm" svg:height="3.095cm" svg:x="20.8cm" svg:y="3.8cm">
          <draw:text-box>
            <text:p><text:span text:style-name="T1"><text:s text:c="2"/></text:span><text:span text:style-name="T1">+</text:span></text:p>
            <text:p><text:span text:style-name="T1">vpi2</text:span></text:p>
            <text:p><text:span text:style-name="T1"><text:s text:c="2"/></text:span><text:span text:style-name="T1">-</text:span></text:p>
          </draw:text-box>
        </draw:frame>
        <draw:frame draw:style-name="gr10" draw:text-style-name="P3" draw:layer="layout" svg:width="3.4cm" svg:height="1cm" svg:x="23.2cm" svg:y="5.5cm">
          <draw:text-box>
            <text:p><text:span text:style-name="T1">gm2 vpi2</text:span></text:p>
          </draw:text-box>
        </draw:frame>
        <draw:line draw:style-name="gr1" draw:text-style-name="P1" draw:layer="layout" svg:x1="26.8cm" svg:y1="3.2cm" svg:x2="26.8cm" svg:y2="6.7cm">
          <text:p/>
        </draw:line>
        <draw:custom-shape draw:style-name="gr11" draw:text-style-name="P4" draw:layer="layout" svg:width="1.7cm" svg:height="1.1cm" draw:transform="rotate (1.5707963267949) translate (26.3cm 5.8cm)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8cm" svg:height="1.2cm" svg:x="26.1cm" svg:y="4.6cm">
          <draw:text-box>
            <text:p><text:span text:style-name="T1">ro2</text:span></text:p>
          </draw:text-box>
        </draw:frame>
        <draw:line draw:style-name="gr1" draw:text-style-name="P1" draw:layer="layout" svg:x1="23.3cm" svg:y1="3.2cm" svg:x2="31.4cm" svg:y2="3.2cm">
          <text:p/>
        </draw:line>
        <draw:custom-shape draw:style-name="gr15" draw:text-style-name="P2" draw:layer="layout" svg:width="1.7cm" svg:height="1cm" draw:transform="rotate (1.5707963267949) translate (22.1cm 8.7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2.2cm" svg:height="1.5cm" svg:x="21.7cm" svg:y="7.3cm">
          <draw:text-box>
            <text:p><text:span text:style-name="T1">RE2</text:span></text:p>
          </draw:text-box>
        </draw:frame>
        <draw:line draw:style-name="gr1" draw:text-style-name="P1" draw:layer="layout" svg:x1="31.4cm" svg:y1="3.2cm" svg:x2="31.4cm" svg:y2="9.1cm">
          <text:p/>
        </draw:line>
        <draw:line draw:style-name="gr17" draw:text-style-name="P1" draw:layer="layout" svg:x1="13.8cm" svg:y1="9.1cm" svg:x2="13.8cm" svg:y2="10.2cm">
          <text:p/>
        </draw:line>
        <draw:line draw:style-name="gr17" draw:text-style-name="P1" draw:layer="layout" svg:x1="12.8cm" svg:y1="10.2cm" svg:x2="14.751cm" svg:y2="10.2cm">
          <text:p/>
        </draw:line>
        <draw:line draw:style-name="gr17" draw:text-style-name="P1" draw:layer="layout" svg:x1="12.976cm" svg:y1="10.6cm" svg:x2="14.576cm" svg:y2="10.6cm">
          <text:p/>
        </draw:line>
        <draw:line draw:style-name="gr17" draw:text-style-name="P1" draw:layer="layout" svg:x1="13.2cm" svg:y1="11cm" svg:x2="14.4cm" svg:y2="11cm">
          <text:p/>
        </draw:line>
        <draw:frame draw:style-name="gr7" draw:text-style-name="P3" draw:layer="layout" svg:width="1.9cm" svg:height="3.095cm" svg:x="25.8cm" svg:y="6.805cm">
          <draw:text-box>
            <text:p><text:span text:style-name="T1"><text:s text:c="2"/></text:span><text:span text:style-name="T1">+</text:span></text:p>
            <text:p><text:span text:style-name="T1"><text:s/></text:span><text:span text:style-name="T1">vo</text:span></text:p>
            <text:p><text:span text:style-name="T1"><text:s text:c="2"/></text:span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1:11:59.923959054</meta:creation-date>
    <dc:date>2021-05-23T13:40:22.287857775</dc:date>
    <meta:editing-duration>PT8M1S</meta:editing-duration>
    <meta:editing-cycles>2</meta:editing-cycles>
    <meta:generator>LibreOffice/6.4.7.2$Linux_X86_64 LibreOffice_project/40$Build-2</meta:generator>
    <meta:document-statistic meta:object-count="49"/>
  </office:meta>
</office:document-meta>
</file>